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8cm"/>
    </style:style>
    <style:style style:name="pr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2.901cm" style:use-optimal-column-width="false"/>
    </style:style>
    <style:style style:name="co2" style:family="table-column">
      <style:table-column-properties style:column-width="13.899cm" style:use-optimal-column-width="false"/>
    </style:style>
    <style:style style:name="co3" style:family="table-column">
      <style:table-column-properties style:column-width="13.861cm" style:use-optimal-column-width="false"/>
    </style:style>
    <style:style style:name="co4" style:family="table-column">
      <style:table-column-properties style:column-width="13.196cm" style:use-optimal-column-width="false"/>
    </style:style>
    <style:style style:name="co5" style:family="table-column">
      <style:table-column-properties style:column-width="12.267cm" style:use-optimal-column-width="false"/>
    </style:style>
    <style:style style:name="co6" style:family="table-column">
      <style:table-column-properties style:column-width="14.333cm" style:use-optimal-column-width="false"/>
    </style:style>
    <style:style style:name="co7" style:family="table-column">
      <style:table-column-properties style:column-width="13.39cm" style:use-optimal-column-width="false"/>
    </style:style>
    <style:style style:name="co8" style:family="table-column">
      <style:table-column-properties style:column-width="13.81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99284c" fo:font-family="Courier, 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.499cm" fo:margin-right="0cm" fo:margin-top="0cm" fo:margin-bottom="1cm" fo:text-indent="-0.499cm">
        <style:tab-stops>
          <style:tab-stop style:position="0.499cm"/>
        </style:tab-stops>
      </style:paragraph-properties>
      <style:text-properties fo:font-family="'Goha Tibeb Zemen'" style:font-pitch="variable" fo:font-size="22pt" style:font-size-asian="22pt" style:font-size-complex="22pt"/>
    </style:style>
    <style:style style:name="P2" style:family="paragraph">
      <style:paragraph-properties fo:margin-top="0cm" fo:margin-bottom="1cm"/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margin-left="0.499cm" fo:margin-right="0cm" fo:margin-top="0cm" fo:margin-bottom="1cm" fo:text-indent="-0.499cm">
        <style:tab-stops>
          <style:tab-stop style:position="0.499cm"/>
        </style:tab-stops>
      </style:paragraph-properties>
      <style:text-properties fo:font-family="'Goha Tibeb Zemen'" style:font-pitch="variable" fo:font-size="22pt" style:font-size-asian="22pt" style:font-size-complex="22pt"/>
    </style:style>
    <style:style style:name="P5" style:family="paragraph">
      <style:paragraph-properties fo:margin-left="0.998cm" fo:margin-right="0cm" fo:margin-top="0cm" fo:margin-bottom="1cm" fo:text-indent="-0.499cm">
        <style:tab-stops>
          <style:tab-stop style:position="0.998cm"/>
        </style:tab-stops>
      </style:paragraph-properties>
      <style:text-properties fo:font-size="22pt" style:font-size-asian="22pt" style:font-size-complex="22pt"/>
    </style:style>
    <style:style style:name="P6" style:family="paragraph">
      <style:paragraph-properties fo:margin-left="0.998cm" fo:margin-right="0cm" fo:margin-top="0cm" fo:margin-bottom="1cm" fo:text-indent="-0.499cm">
        <style:tab-stops>
          <style:tab-stop style:position="0.998cm"/>
        </style:tab-stops>
      </style:paragraph-properties>
      <style:text-properties fo:font-family="'Goha Tibeb Zemen'" style:font-pitch="variable" fo:font-size="22pt" style:font-size-asian="22pt" style:font-size-complex="22pt"/>
    </style:style>
    <style:style style:name="P7" style:family="paragraph">
      <style:paragraph-properties fo:margin-top="0cm" fo:margin-bottom="0cm"/>
    </style:style>
    <style:style style:name="P8" style:family="paragraph">
      <style:text-properties fo:font-family="Courier, 'Courier New'" style:font-family-generic="modern" style:font-pitch="fixed" fo:font-size="14pt" style:font-size-asian="14pt" style:font-size-complex="14pt"/>
    </style:style>
    <style:style style:name="P9" style:family="paragraph">
      <style:text-properties fo:font-family="Courier, 'Courier New'" style:font-family-generic="modern" style:font-pitch="fixed" fo:font-size="14pt"/>
    </style:style>
    <style:style style:name="P10" style:family="paragraph">
      <style:text-properties fo:color="#99284c" fo:font-family="Courier, 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Goha Tibeb Zemen'" style:font-pitch="variable" fo:font-size="22pt" style:font-size-asian="22pt" style:font-size-complex="22pt"/>
    </style:style>
    <style:style style:name="T3" style:family="text">
      <style:text-properties fo:font-family="Courier, 'Courier New'" style:font-family-generic="modern" style:font-pitch="fixed" fo:font-size="22pt" style:font-size-asian="22pt" style:font-size-complex="22pt"/>
    </style:style>
    <style:style style:name="T4" style:family="text">
      <style:text-properties fo:font-family="'Goha Tibeb Zemen'" style:font-pitch="variable" fo:font-size="22pt" style:font-size-asian="22pt" style:font-size-complex="22pt"/>
    </style:style>
    <style:style style:name="T5" style:family="text">
      <style:text-properties fo:font-family="Courier, 'Courier New'" style:font-family-generic="modern" style:font-pitch="fixed" fo:font-size="22pt" style:font-size-asian="22pt" style:font-size-complex="22pt"/>
    </style:style>
    <style:style style:name="T6" style:family="text">
      <style:text-properties fo:font-family="'Courier New'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family="'Courier New'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2" draw:text-style-name="P2" draw:layer="layout" svg:width="24.639cm" svg:height="26.4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Templates werden in deutschen Fachbüchern mitunter als Schablonen bezeichnet. </text:span></text:p>
              </text:list-item>
              <text:list-item>
                <text:p text:style-name="P1"><text:span text:style-name="T1">Templates dienen der Generierung von Klassen, insbesondere von Containerklassenoder Collections.</text:span></text:p>
              </text:list-item>
              <text:list-item>
                <text:p text:style-name="P1"><text:span text:style-name="T1">Typische Vertreter sind Vektoren, Hashtables, Listen.</text:span></text:p>
              </text:list-item>
              <text:list-item>
                <text:p text:style-name="P1"><text:span text:style-name="T1">Templates kann man sich vorstellen als intelligente Macros, die die Sichtbarkeits- und Typregeln von C++ berücksichtigen.</text:span></text:p>
              </text:list-item>
              <text:list-item>
                <text:p text:style-name="P1"><text:span text:style-name="T1">Ein Template ist gewissermaßen eine Konstruktionsvorschrift für Klassen.</text:span></text:p>
              </text:list-item>
              <text:list-item>
                <text:p text:style-name="P1"><text:span text:style-name="T1">Der zu verwendende Typ wird als Klassenparameter angegeb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2" draw:layer="layout" svg:width="24.639cm" svg:height="19cm" svg:x="1.4cm" svg:y="1.2cm" presentation:class="outline" presentation:user-transformed="true">
          <draw:text-box>
            <text:list text:style-name="L2">
              <text:list-item>
                <text:p text:style-name="P4"><text:span text:style-name="T2">Jedem Template wird <text:s/></text:span><text:span text:style-name="T3">template &lt;class T&gt; </text:span><text:span text:style-name="T2"><text:s text:c="2"/>vorangestellt.</text:span></text:p>
              </text:list-item>
              <text:list-item>
                <text:p text:style-name="P4"><text:span text:style-name="T1">Innerhalb des Templates wird T als bekannter Datentyp verstanden.</text:span></text:p>
              </text:list-item>
              <text:list-item>
                <text:p text:style-name="P1"><text:span text:style-name="T1">Der Datentyp der generierten Klasse besteht aus TemplateName&lt;Typ&gt;</text:span></text:p>
              </text:list-item>
              <text:list-item>
                <text:p text:style-name="P1"><text:span text:style-name="T1">Der Name des Konstruktors im Template besteht nur aus dem TemplateNamen.</text:span></text:p>
              </text:list-item>
              <text:list-item>
                <text:p text:style-name="P1"><text:span text:style-name="T1">Werden MemberFunktionen außerhalb der „Klassenbeschreibung“ des Templates vereinbart ist zu beachten:</text:span></text:p>
              </text:list-item>
              <text:list-item>
                <text:p text:style-name="P5"><text:span text:style-name="T4">Die Herstellung des Klassenbezugs erfolgt über <text:s text:c="3"/></text:span><text:span text:style-name="T5">TemplateName&lt;Typ&gt;:: </text:span><text:span text:style-name="T4">für jede Funktion</text:span></text:p>
              </text:list-item>
              <text:list-item>
                <text:p text:style-name="P6"><text:span text:style-name="T1">Alle Funktionen, auch außerhalb der Templatevereinbarung sind im HeaderFile anzuordn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standard" draw:layer="layout" svg:width="26.799cm" svg:height="16.361cm" svg:x="0.8cm" svg:y="1.92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Template</text:p>
              </table:table-cell>
              <table:table-cell>
                <text:p text:style-name="P7">Konventionelle <text:s/>Klasse</text:p>
              </table:table-cell>
            </table:table-row>
            <table:table-row table:style-name="ro2" table:default-cell-style-name="ce1">
              <table:table-cell>
                <text:p text:style-name="P8">template &lt;class T&gt;</text:p>
                <text:p text:style-name="P8">class Array</text:p>
                <text:p text:style-name="P8">{</text:p>
                <text:p text:style-name="P8"><text:s text:c="3"/>public:</text:p>
                <text:p><text:span text:style-name="T6"><text:s text:c="5"/></text:span><text:span text:style-name="T7">class Range{};</text:span></text:p>
                <text:p text:style-name="P8"><text:s text:c="6"/>Array (int Gr = SizeArr);<text:tab/></text:p>
                <text:p text:style-name="P8"><text:s text:c="6"/>Array (const Array&amp;);<text:tab/></text:p>
                <text:p text:style-name="P8"><text:s text:c="6"/>~Array() {delete theData;}</text:p>
                <text:p text:style-name="P8"><text:s text:c="6"/>Array &amp; operator = (const Array&amp;);<text:tab/></text:p>
                <text:p text:style-name="P8"><text:s text:c="6"/>T&amp; operator [] (int i);<text:tab/></text:p>
                <text:p text:style-name="P8"><text:s text:c="6"/>int <text:s/>GetNum()const {return Size;}<text:tab/></text:p>
                <text:p text:style-name="P8"><text:s text:c="6"/>void Resize(int NewSz);<text:tab/></text:p>
                <text:p text:style-name="P8"><text:s text:c="3"/>protected:</text:p>
                <text:p text:style-name="P8"><text:s text:c="6"/>int <text:s/>Size;<text:tab/><text:tab/><text:tab/></text:p>
                <text:p text:style-name="P8"><text:s text:c="6"/>T* <text:s text:c="2"/>theData;</text:p>
                <text:p text:style-name="P8">};</text:p>
              </table:table-cell>
              <table:table-cell>
                <text:p text:style-name="P8">const int SizeArr = 24;</text:p>
                <text:p text:style-name="P9"/>
                <text:p text:style-name="P8">class IntArr</text:p>
                <text:p text:style-name="P8">{</text:p>
                <text:p text:style-name="P8"><text:s text:c="3"/>public:</text:p>
                <text:p text:style-name="P8"><text:s text:c="6"/>class Range{};</text:p>
                <text:p text:style-name="P8"><text:s text:c="6"/>IntArr (int Gr = SizeArr);</text:p>
                <text:p text:style-name="P8"><text:s text:c="6"/>IntArr (const IntArr&amp;);<text:tab/></text:p>
                <text:p text:style-name="P8"><text:s text:c="6"/>~IntArr() {delete IA;}</text:p>
                <text:p text:style-name="P8"><text:s text:c="6"/>IntArr &amp; operator = (const IntArr&amp;);</text:p>
                <text:p text:style-name="P8"><text:s text:c="6"/>int&amp; operator [] (int i);</text:p>
                <text:p text:style-name="P8"><text:s text:c="6"/>int GetNum()const {return Size;}</text:p>
                <text:p text:style-name="P8"><text:s text:c="6"/>void Resize(int NewSz);<text:tab/></text:p>
                <text:p text:style-name="P8"><text:s text:c="3"/>protected:</text:p>
                <text:p text:style-name="P8"><text:s text:c="6"/>int <text:s/>Size;<text:tab/></text:p>
                <text:p text:style-name="P8"><text:s text:c="6"/>int *IA;</text:p>
                <text:p text:style-name="P8">};</text:p>
              </table:table-cell>
            </table:table-row>
            <table:table-row table:style-name="ro2" table:default-cell-style-name="ce2">
              <table:table-cell>
                <text:p text:style-name="P10">Funktionsimplementationen im .h -File</text:p>
              </table:table-cell>
              <table:table-cell>
                <text:p text:style-name="P10">Funktionsimplementationen im .cpp -Fi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standard" draw:layer="layout" svg:width="27.056cm" svg:height="11.958cm" svg:x="0.8cm" svg:y="4.23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template &lt;class T&gt;</text:p>
                <text:p text:style-name="P8">Array&lt;T&gt; :: Array (int Sz)</text:p>
                <text:p text:style-name="P8">{</text:p>
                <text:p text:style-name="P8"><text:s text:c="2"/>Size = Sz;</text:p>
                <text:p text:style-name="P8"><text:s text:c="2"/>theData = new T [Size];</text:p>
                <text:p text:style-name="P8"><text:s text:c="2"/>for (int i=0; i&lt;Sz; ++i) theData[i]=0;</text:p>
                <text:p text:style-name="P8">}</text:p>
              </table:table-cell>
              <table:table-cell>
                <text:p text:style-name="P9"/>
                <text:p text:style-name="P8">IntArr :: IntArr (int Sz)</text:p>
                <text:p text:style-name="P8">{</text:p>
                <text:p text:style-name="P8"><text:s text:c="2"/>Size = Sz;</text:p>
                <text:p text:style-name="P8"><text:s text:c="2"/>IA = new int [Size];</text:p>
                <text:p text:style-name="P8"><text:s text:c="2"/>for (int i=0; i&lt;Sz; ++i) IA[i]=0;</text:p>
                <text:p text:style-name="P8">}</text:p>
              </table:table-cell>
            </table:table-row>
            <table:table-row table:style-name="ro2" table:default-cell-style-name="ce1">
              <table:table-cell>
                <text:p text:style-name="P8">template &lt;class T&gt;</text:p>
                <text:p text:style-name="P8">Array&lt;T&gt; :: Array (const Array&lt;T&gt;&amp; Other)</text:p>
                <text:p text:style-name="P8">{</text:p>
                <text:p text:style-name="P8"><text:s text:c="3"/>Size = Other.Size;</text:p>
                <text:p text:style-name="P8"><text:s text:c="3"/>theData = new T[Size];</text:p>
                <text:p text:style-name="P8"><text:s text:c="3"/>for (int i=0; i&lt;Size;++i) </text:p>
                <text:p text:style-name="P8"><text:s text:c="11"/>theData[i]=Other.theData[i];</text:p>
                <text:p text:style-name="P8">}</text:p>
              </table:table-cell>
              <table:table-cell>
                <text:p text:style-name="P9"/>
                <text:p text:style-name="P8">IntArr :: IntArr (const IntArr&amp; Other)</text:p>
                <text:p text:style-name="P8">{</text:p>
                <text:p text:style-name="P8"><text:s text:c="3"/>Size = Other.Size;</text:p>
                <text:p text:style-name="P8"><text:s text:c="3"/>IA = new int[Size];</text:p>
                <text:p text:style-name="P8"><text:s text:c="3"/>for (int i=0; i&lt;Size;++i) </text:p>
                <text:p text:style-name="P8"><text:s text:c="10"/>IA[i]=Other.IA[i];</text:p>
                <text:p text:style-name="P8">}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standard" draw:layer="layout" svg:width="26.599cm" svg:height="15.962cm" svg:x="1cm" svg:y="2.10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>template &lt;class T&gt;</text:p>
                <text:p text:style-name="P8">Array&lt;T&gt;&amp; Array&lt;T&gt; :: operator = (const Array&lt;T&gt;&amp; Other)</text:p>
                <text:p text:style-name="P8">{</text:p>
                <text:p text:style-name="P8"><text:s text:c="2"/>delete theData;</text:p>
                <text:p text:style-name="P8"><text:s text:c="2"/>theData = new T [Other.Size];</text:p>
                <text:p text:style-name="P8"><text:s text:c="2"/>Size = Other.Size;</text:p>
                <text:p text:style-name="P8"><text:s text:c="2"/>for ( int i=0; i&lt;Size;i++) </text:p>
                <text:p text:style-name="P8"><text:s text:c="11"/>theData[i]=Other.theData[i];</text:p>
                <text:p text:style-name="P8"><text:s text:c="2"/>return * this;</text:p>
                <text:p text:style-name="P8">}</text:p>
              </table:table-cell>
              <table:table-cell>
                <text:p text:style-name="P9"/>
                <text:p text:style-name="P8">IntArr&amp; IntArr :: operator = (const IntArr&amp; Other)</text:p>
                <text:p text:style-name="P8">{</text:p>
                <text:p text:style-name="P8"><text:s text:c="2"/>delete IA;</text:p>
                <text:p text:style-name="P8"><text:s text:c="2"/>IA = new int [Other.Size];</text:p>
                <text:p text:style-name="P8"><text:s text:c="2"/>Size = Other.Size;</text:p>
                <text:p text:style-name="P8"><text:s text:c="2"/>for ( int i=0; i&lt;Size;i++) </text:p>
                <text:p text:style-name="P8"><text:s text:c="8"/>IA[i]=Other.IA[i];</text:p>
                <text:p text:style-name="P8"><text:s text:c="2"/>return * this;</text:p>
                <text:p text:style-name="P8">}</text:p>
              </table:table-cell>
            </table:table-row>
            <table:table-row table:style-name="ro2" table:default-cell-style-name="ce1">
              <table:table-cell>
                <text:p text:style-name="P8">template &lt;class T&gt;</text:p>
                <text:p text:style-name="P8">T&amp; Array&lt;T&gt; :: operator []( int i)</text:p>
                <text:p text:style-name="P8">{</text:p>
                <text:p text:style-name="P8"><text:s text:c="3"/>if (i&lt;Size &amp;&amp; i&gt;0) return theData[i];</text:p>
                <text:p text:style-name="P8"><text:s text:c="3"/>else</text:p>
                <text:p text:style-name="P8"><text:s text:c="3"/>{</text:p>
                <text:p text:style-name="P8"><text:s text:c="7"/>throw Range();</text:p>
                <text:p text:style-name="P8"><text:s text:c="3"/>}</text:p>
                <text:p text:style-name="P8">}</text:p>
              </table:table-cell>
              <table:table-cell>
                <text:p text:style-name="P9"/>
                <text:p text:style-name="P8">int&amp; IntArr :: operator []( int i)</text:p>
                <text:p text:style-name="P8">{</text:p>
                <text:p text:style-name="P8"><text:s text:c="3"/>if (i&lt;Size &amp;&amp; Size&gt;0) return IA[i];</text:p>
                <text:p text:style-name="P8"><text:s text:c="3"/>else</text:p>
                <text:p text:style-name="P8"><text:s text:c="3"/>{</text:p>
                <text:p text:style-name="P8"><text:s text:c="7"/>throw Range();</text:p>
                <text:p text:style-name="P8"><text:s text:c="3"/>}</text:p>
                <text:p text:style-name="P8">}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standard" draw:layer="layout" svg:width="27.208cm" svg:height="15.704cm" svg:x="0.4cm" svg:y="3.34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int main()</text:p>
                <text:p text:style-name="P8">{</text:p>
                <text:p text:style-name="P8"><text:s text:c="2"/>set_new_handler(MemError);</text:p>
                <text:p text:style-name="P8"><text:s text:c="2"/>{</text:p>
                <text:p text:style-name="P8"><text:s text:c="4"/>Array&lt;int&gt; IA(10);</text:p>
                <text:p text:style-name="P8"><text:s text:c="4"/>try</text:p>
                <text:p text:style-name="P8"><text:s text:c="4"/>{</text:p>
                <text:p text:style-name="P8"><text:s text:c="6"/>int i;</text:p>
                <text:p text:style-name="P8"><text:s text:c="6"/>for (i = 0; i &lt; IA.GetNum() ; ++i)</text:p>
                <text:p text:style-name="P8"><text:s text:c="11"/>IA[i]=i;</text:p>
                <text:p text:style-name="P8"><text:s text:c="6"/>for (i = 0; i &lt; IA.GetNum() ; ++i) </text:p>
                <text:p text:style-name="P8"><text:s text:c="11"/>cout &lt;&lt; IA[i] &lt;&lt;", ";</text:p>
                <text:p text:style-name="P8"><text:s text:c="6"/>cout &lt;&lt; '\n';</text:p>
                <text:p text:style-name="P8"><text:s text:c="6"/>IA.Resize(16);</text:p>
                <text:p text:style-name="P8"><text:s text:c="6"/>for (i = 0; i &lt; IA.GetNum() ; ++i) <text:s text:c="13"/></text:p>
                <text:p text:style-name="P8"><text:s text:c="11"/>cout &lt;&lt; IA[i] &lt;&lt;", ";</text:p>
                <text:p text:style-name="P8"><text:s text:c="6"/>cout &lt;&lt; '\n';</text:p>
                <text:p text:style-name="P8"><text:s text:c="6"/>cout &lt;&lt; IA[100] &lt;&lt;'\n';</text:p>
                <text:p text:style-name="P8"><text:s text:c="4"/>}</text:p>
                <text:p text:style-name="P8"><text:s text:c="4"/>catch(Array&lt;int&gt;::Range)</text:p>
                <text:p text:style-name="P8"><text:s text:c="4"/>{</text:p>
                <text:p text:style-name="P8"><text:s text:c="6"/>cerr&lt;&lt; "Indexerror detected\n";</text:p>
                <text:p text:style-name="P8"><text:s text:c="6"/>//exit (1);</text:p>
                <text:p text:style-name="P8"><text:s text:c="4"/>}</text:p>
                <text:p text:style-name="P8"><text:s text:c="2"/>}</text:p>
                <text:p text:style-name="P9"/>
              </table:table-cell>
              <table:table-cell>
                <text:p text:style-name="P8">int main()</text:p>
                <text:p text:style-name="P8">{</text:p>
                <text:p text:style-name="P8"><text:s text:c="2"/>set_new_handler(MemError);</text:p>
                <text:p text:style-name="P8"><text:s text:c="2"/>{</text:p>
                <text:p text:style-name="P8"><text:s text:c="4"/>IntArr IA(10);</text:p>
                <text:p text:style-name="P8"><text:s text:c="4"/>try</text:p>
                <text:p text:style-name="P8"><text:s text:c="4"/>{</text:p>
                <text:p text:style-name="P8"><text:s text:c="6"/>int i;</text:p>
                <text:p text:style-name="P8"><text:s text:c="6"/>for (i = 0; i &lt; IA.GetNum() ; ++i)</text:p>
                <text:p text:style-name="P8"><text:s text:c="11"/>IA[i]=i;</text:p>
                <text:p text:style-name="P8"><text:s text:c="6"/>for (i = 0; i &lt; IA.GetNum() ; ++i)</text:p>
                <text:p text:style-name="P8"><text:s text:c="11"/>cout &lt;&lt; IA[i] &lt;&lt;", ";</text:p>
                <text:p text:style-name="P8"><text:s text:c="6"/>cout &lt;&lt; '\n';</text:p>
                <text:p text:style-name="P8"><text:s text:c="6"/>IA.Resize(16);</text:p>
                <text:p text:style-name="P8"><text:s text:c="6"/>for (i = 0; i &lt; IA.GetNum() ; ++i)</text:p>
                <text:p text:style-name="P8"><text:s text:c="11"/>cout &lt;&lt; IA[i] &lt;&lt;", ";</text:p>
                <text:p text:style-name="P8"><text:s text:c="6"/>cout &lt;&lt; '\n';</text:p>
                <text:p text:style-name="P8"><text:s text:c="6"/>cout &lt;&lt; IA[100] &lt;&lt;'\n';</text:p>
                <text:p text:style-name="P8"><text:s text:c="4"/>}</text:p>
                <text:p text:style-name="P8"><text:s text:c="4"/>catch(Array&lt;int&gt;::Range)</text:p>
                <text:p text:style-name="P8"><text:s text:c="4"/>{</text:p>
                <text:p text:style-name="P8"><text:s text:c="6"/>cerr&lt;&lt; "Indexerror detected\n";</text:p>
                <text:p text:style-name="P8"><text:s text:c="6"/>//exit (1);</text:p>
                <text:p text:style-name="P8"><text:s text:c="4"/>}</text:p>
                <text:p text:style-name="P8"><text:s text:c="2"/>}</text:p>
                <text:p text:style-name="P9"/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notenzeichen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fo:font-family="StarSymbol, 'Arial Unicode MS'" style:font-charset="x-symbol" fo:font-size="9pt" style:font-family-asian="StarSymbol, 'Arial Unicode MS'" style:font-charset-asian="x-symbol" style:font-size-asian="9pt" style:font-family-complex="StarSymbol, 'Arial Unicode MS'" style:font-charset-complex="x-symbol"/>
    </style:style>
    <style:style style:name="Rahmeninhalt" style:family="graphic">
      <style:paragraph-properties fo:margin-top="0cm" fo:margin-bottom="0.374cm" style:text-autospace="none"/>
    </style:style>
    <style:style style:name="Tabellen_20_Überschrift" style:display-name="Tabellen Überschrift" style:family="graphic">
      <style:paragraph-properties fo:margin-top="0cm" fo:margin-bottom="0.374cm"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Tabellen_20_Inhalt" style:display-name="Tabellen Inhalt" style:family="graphic">
      <style:paragraph-properties fo:margin-top="0cm" fo:margin-bottom="0.374cm" style:text-autospace="none"/>
    </style:style>
    <style:style style:name="Kopfzeile" style:family="graphic">
      <style:paragraph-properties style:text-autospace="none">
        <style:tab-stops>
          <style:tab-stop style:position="22.662cm" style:type="center"/>
          <style:tab-stop style:position="45.328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family-asian="'Lohit Hindi'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'Lohit Hindi'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family-asian="'Lohit Hindi'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. Beck</meta:initial-creator>
    <meta:creation-date>2014-06-05T10:06:55</meta:creation-date>
    <dc:date>2014-06-05T10:18:33</dc:date>
    <dc:creator>A. Beck</dc:creator>
    <meta:editing-duration>P0D</meta:editing-duration>
    <meta:editing-cycles>1</meta:editing-cycles>
    <meta:document-statistic meta:object-count="40"/>
    <meta:generator>LibreOffice/3.5$Linux_x86 LibreOffice_project/350m1$Build-2</meta:generator>
  </office:meta>
</office:document-meta>
</file>